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Open Sans"/>
    </style:style>
    <style:style style:name="P2"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Open Sans" fo:font-size="12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Open Sans" fo:font-size="12pt" fo:font-style="italic"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7"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8" style:family="paragraph" style:parent-style-name="Text_20_body">
      <style:paragraph-properties fo:margin-top="0in" fo:margin-bottom="0in" loext:contextual-spacing="false" fo:line-height="179%" style:writing-mode="lr-tb"/>
      <style:text-properties style:font-name="Open Sans" fo:font-weight="normal"/>
    </style:style>
    <style:style style:name="P9" style:family="paragraph" style:parent-style-name="Text_20_body">
      <style:paragraph-properties fo:margin-top="0in" fo:margin-bottom="0in" loext:contextual-spacing="false" fo:line-height="179%" style:writing-mode="lr-tb"/>
      <style:text-properties style:font-name="Open Sans"/>
    </style:style>
    <style:style style:name="P10" style:family="paragraph" style:parent-style-name="Text_20_body">
      <style:paragraph-properties fo:line-height="179%" style:writing-mode="lr-tb"/>
      <style:text-properties style:font-name="Open Sans"/>
    </style:style>
    <style:style style:name="P11" style:family="paragraph" style:parent-style-name="Text_20_body">
      <style:paragraph-properties fo:line-height="179%" fo:text-align="center" style:justify-single-word="false" style:writing-mode="lr-tb"/>
      <style:text-properties style:font-name="Open Sans"/>
    </style:style>
    <style:style style:name="P12" style:family="paragraph" style:parent-style-name="Text_20_body">
      <style:paragraph-properties fo:margin-left="0in" fo:margin-right="0in" fo:margin-top="0in" fo:margin-bottom="0in" loext:contextual-spacing="false" fo:line-height="179%" fo:text-indent="0.5in" style:auto-text-indent="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13" style:family="paragraph" style:parent-style-name="Text_20_body">
      <style:paragraph-properties fo:margin-left="0in" fo:margin-right="0in" fo:margin-top="0in" fo:margin-bottom="0in" loext:contextual-spacing="false" fo:line-height="179%"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14" style:family="paragraph" style:parent-style-name="Text_20_body">
      <style:paragraph-properties fo:margin-left="0in" fo:margin-right="0in" fo:margin-top="0in" fo:margin-bottom="0in" loext:contextual-spacing="false" fo:line-height="179%" fo:text-align="center" style:justify-single-word="false"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15" style:family="paragraph" style:parent-style-name="Text_20_body">
      <style:paragraph-properties fo:margin-left="0in" fo:margin-right="0in" fo:margin-top="0in" fo:margin-bottom="0in" loext:contextual-spacing="false" fo:line-height="179%" fo:text-indent="0.5in" style:auto-text-indent="false" style:writing-mode="lr-tb"/>
      <style:text-properties style:font-name="Open Sans" fo:font-weight="normal"/>
    </style:style>
    <style:style style:name="P16" style:family="paragraph" style:parent-style-name="Text_20_body">
      <style:paragraph-properties fo:margin-left="0in" fo:margin-right="0in" fo:margin-top="0in" fo:margin-bottom="0in" loext:contextual-spacing="false" fo:line-height="179%" fo:text-indent="0.5in" style:auto-text-indent="false" style:writing-mode="lr-tb"/>
      <style:text-properties style:font-name="Open Sans"/>
    </style:style>
    <style:style style:name="P17" style:family="paragraph" style:parent-style-name="Text_20_body">
      <style:paragraph-properties fo:margin-left="0in" fo:margin-right="0in" fo:line-height="179%" fo:text-indent="0.5in" style:auto-text-indent="false" style:writing-mode="lr-tb"/>
      <style:text-properties style:font-name="Open Sans"/>
    </style:style>
    <style:style style:name="P18" style:family="paragraph" style:parent-style-name="Text_20_body">
      <style:paragraph-properties fo:margin-left="0in" fo:margin-right="0in" fo:line-height="179%" fo:text-align="center" style:justify-single-word="false" fo:text-indent="0.5in" style:auto-text-indent="false" style:writing-mode="lr-tb"/>
      <style:text-properties style:font-name="Open Sans"/>
    </style:style>
    <style:style style:name="T1" style:family="text">
      <style:text-properties fo:font-size="12pt" fo:font-style="normal" fo:font-weight="normal"/>
    </style:style>
    <style:style style:name="T2" style:family="text">
      <style:text-properties fo:font-size="12pt" fo:font-style="normal" fo:font-weight="normal" officeooo:rsid="00019447"/>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ize="12pt" fo:font-style="normal" style:text-underline-style="none" officeooo:rsid="00022861" style:text-blinking="false" fo:background-color="transparent" loext:char-shading-value="0"/>
    </style:style>
    <style:style style:name="T7" style:family="text">
      <style:text-properties fo:font-variant="normal" fo:text-transform="none" fo:color="#000000" style:text-line-through-style="none" style:text-line-through-type="none" fo:font-size="12pt" fo:font-style="normal" style:text-underline-style="none" officeooo:rsid="0006a186" style:text-blinking="false" fo:background-color="transparent" loext:char-shading-value="0"/>
    </style:style>
    <style:style style:name="T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italic" style:text-underline-style="none" officeooo:rsid="0006a186"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12" style:family="text">
      <style:text-properties officeooo:rsid="00019447"/>
    </style:style>
    <style:style style:name="T13" style:family="text">
      <style:text-properties officeooo:rsid="00041f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b93a5dd8-b877-b7e3-2004-4503e9940f4e"/>Prologue</text:p>
      <text:p text:style-name="P10"/>
      <text:p text:style-name="P12">Jarik scratched an itch just under his left arm, a nervous tick that happened before every plan was put into action. <text:s/><text:span text:style-name="T12">He had allowed Cray to work today’s plan out by himself and wasn’t let down with the result. <text:s/></text:span>This one was simple, Wick would sneak in get the keys from the guard sitting outside the door just ahead, climb up the stairs and then toss them down to Kodden and Lowen who would go in the back.</text:p>
      <text:p text:style-name="P13">“<text:span text:style-name="T1">Something on your mind?”, said Cray.</text:span></text:p>
      <text:p text:style-name="P13">“<text:span text:style-name="T1">What makes you say that?” said Jarik </text:span><text:span text:style-name="T2">wincing</text:span><text:span text:style-name="T1">.</text:span></text:p>
      <text:p text:style-name="P13">“<text:span text:style-name="T1">You are doing it again.”</text:span></text:p>
      <text:p text:style-name="P13">“<text:span text:style-name="T1">What?”</text:span></text:p>
      <text:p text:style-name="P13">“<text:span text:style-name="T1">Itching.”</text:span></text:p>
      <text:p text:style-name="P13">“<text:span text:style-name="T1">Oh yeah... I just wish I could be there with them, I’m almost as good as Lowen with a Bow, and could handle anyone in there with a sword just about like Kodden.”</text:span></text:p>
      <text:p text:style-name="P13">“<text:span text:style-name="T1">Yeah but only almost, I planned to have the best in there but it will be much easier for three to sneak in than four.  Not to mention that people in this outpost might </text:span><text:span text:style-name="T2">recognize</text:span><text:span text:style-name="T1"> you.”</text:span></text:p>
      <text:p text:style-name="P13">“<text:span text:style-name="T1">I know, but it still doesn’t change the fact that I want to be there, this is the King's brother that we are talking about.  What if something goes wrong?”</text:span></text:p>
      <text:p text:style-name="P13">“<text:span text:style-name="T1">Something always goes wrong, but those three can handle it.  Look, there they go now.”</text:span></text:p>
      <text:p text:style-name="P7">…</text:p>
      <text:p text:style-name="P10"/>
      <text:p text:style-name="P8"><text:soft-page-break/><text:span text:style-name="T5">Wick slowly eased up on the Guard, </text:span><text:span text:style-name="T9">the key to remaining unseen was in being patient.  Move too quickly and even the air being disturbed around you was enough to tip a man </text:span><text:span text:style-name="T10">of your presence</text:span><text:span text:style-name="T9">.</text:span><text:span text:style-name="T3">  </text:span><text:span text:style-name="T5">Remaining unseen was as simple to Wick as breathing, the guard was missing his keys, wallet, and hat before he finally </text:span><text:span text:style-name="T7">discover something was up</text:span><text:span text:style-name="T5"> and Wick had to knock him out.  </text:span><text:span text:style-name="T6">Pick-pocketing</text:span><text:span text:style-name="T9"> is part of the job, and this chap won’t miss none of this money where he’s goin.  I don’t think he’ll get a chance to post bail anyway.  </text:span></text:p>
      <text:p text:style-name="P8"><text:span text:style-name="T5">Wick eased his way through the front door and tiptoed up the wooden stairs with only a slight whooshing sound as he crested the top.  Now up on the bulwark he easily slipped around to the far side moving </text:span><text:span text:style-name="T7">opposite</text:span><text:span text:style-name="T5"> the watch who had made the unfortunate mistake of keeping watch by walking in a group chatting, and going around and around the perimeter in a counterclockwise rotation.  He reached the designated spot and tossed the keys over the edge.  </text:span><text:span text:style-name="T9">Now I gotta get somethin to eat before I make my way to our exit.</text:span></text:p>
      <text:p text:style-name="P4">...</text:p>
      <text:p text:style-name="P17"/>
      <text:p text:style-name="P12">There was a twinkle as the keys fell to the ground, only to be snatched out of the air by Kodden who spun and jammed them into the door.  The door started open with a shutter and a loud squeak.  A solid nudge from Kodden forced it open the rest of the way.  The Two disappeared into the doorway and all was silent for a few moments before Lowen appeared on the bulwark taking a sniping position just in case Kodden got held up.</text:p>
      <text:p text:style-name="P17"/>
      <text:p text:style-name="P13">“<text:span text:style-name="T1">Well looks like they’re in”, said Jarik still listening in the darkness.</text:span></text:p>
      <text:p text:style-name="P13"><text:soft-page-break/>“<text:span text:style-name="T1">What did you expect, I’ll bet you five marks that they’ll be out in less than five minutes”, said Cray</text:span></text:p>
      <text:p text:style-name="P13">“<text:span text:style-name="T1">Five? Oh no I’ll bet they’ll be out in three”</text:span></text:p>
      <text:p text:style-name="P17"/>
      <text:p text:style-name="P4">...</text:p>
      <text:p text:style-name="P17"/>
      <text:p text:style-name="P15"><text:span text:style-name="T5">Lowen nocked another arrow with a lethargic but practiced movement, this was proving to be even more boring than he had first thought.  </text:span><text:span text:style-name="T9">Storm an outpost they said</text:span><text:span text:style-name="T5">, </text:span><text:span text:style-name="T9">it will be fun they said</text:span><text:span text:style-name="T5">.  Well three shots was hardly worthy of being called fun.  Kodden already got to swing his sword like ten times, although with not quite so much success as Lowen did.  When Lowen shot the men didn’t get back up, but Kodden had a thing for letting people rot in prison instead of ten feet in the ground.  </text:span><text:span text:style-name="T9">Yeah right, when someone comes at me sword swinging, that becomes a need real fast</text:span><text:span text:style-name="T5">.  So far the alarm hadn’t even been sounded yet.  That happened more and more often it seemed, they were getting better but it seemed that the missions got more and more boring as a consequence.  </text:span></text:p>
      <text:p text:style-name="P12">A helmeted head popped up between two crenelations in the wall trying to find the concealed sniper.  Lowen smiled,  this had been the fourth time that this particular head had appeared and already Lowen had discovered the pattern the man was following.  After seeing his comrades fall, this man ducked down, moved over exactly three paces before he popped up to continue his search once more.  </text:p>
      <text:p text:style-name="P15"><text:span text:style-name="T5">Lowen let out a pent up breath, </text:span><text:span text:style-name="T9">oh well, I guess I've toyed with him long enough</text:span><text:span text:style-name="T5">.  He counted to three and drew, took aim on an empty gap in the crenelations to his left and </text:span><text:soft-page-break/><text:span text:style-name="T5">released.  The man’s head popped up just as the arrow found the gap.  </text:span><text:span text:style-name="T9">Well looks like my job here is done.</text:span></text:p>
      <text:p text:style-name="P17"/>
      <text:p text:style-name="P7">…</text:p>
      <text:p text:style-name="P11"/>
      <text:p text:style-name="P3">Kodden burst through his third door leaving only splinters.  The size of the three pairs of eyes before him told him everything he needed to know.  </text:p>
      <text:p text:style-name="P13">“<text:span text:style-name="T1">Drop your weapons and turn around!” he whispered.</text:span></text:p>
      <text:p text:style-name="P12">Shocked into action the three men raised their weapons hoping that with their numbers they could overpower the intruder.  The man closest to the door rushed forward and raised his sword in a devastating two handed slice only to be thrown back by a blinding kick from Kodden.  The man hit the back wall leaving a crack in the brick behind him.  The other two men also rushed forward swinging their clubs at this massive man.  To their surprise the man didn’t try and block with his sword but rather dropped it and grabbed both clubs just under the heads and rammed them into the heads of the attackers leaving three men unconscious on the floor.</text:p>
      <text:p text:style-name="P15"><text:span text:style-name="T5">Kodden retrieved his sword laughing, </text:span><text:span text:style-name="T9">Haven’t done that in a while,  </text:span><text:span text:style-name="T5">he thought.  Someone let out a pent up breath to his right.  To his relief he was behind bars and fortunately the man he was sent here to rescue.</text:span></text:p>
      <text:p text:style-name="P13">“<text:span text:style-name="T1">You the king’s brother?”</text:span></text:p>
      <text:p text:style-name="P13">“<text:span text:style-name="T1">I, uh, did you just-”, squabbled the prisoner.</text:span></text:p>
      <text:p text:style-name="P13">“<text:span text:style-name="T1">Well are you or aren’t you”, roared Kodden.</text:span></text:p>
      <text:p text:style-name="P12">Finally regaining his composure the prisoner replied, “Yes, who are you?”</text:p>
      <text:p text:style-name="P13"><text:soft-page-break/>“<text:span text:style-name="T1">I guess I'm the ransom, come on let’s get you out of there.”</text:span></text:p>
      <text:p text:style-name="P17"/>
      <text:p text:style-name="P7">…</text:p>
      <text:p text:style-name="P17"/>
      <text:p text:style-name="P12">Four men burst through the back door and two slid lithely down the rope leading to where Jarik and Cray were waiting.  The same couldn’t be said for the king’s brother, as lithe was not a word to describe the man.  Rather plump would be a better fit as he bobbed the ten feet down to the others.  Kodden followed last, soaring down the rope and sending the earth shaking as he landed.  </text:p>
      <text:p text:style-name="P17"/>
      <text:p text:style-name="P6">“<text:span text:style-name="T13">Jeez</text:span><text:span text:style-name="T1"> Kodden, if they didn’t know we were here before, they do now”, glared Lowen</text:span></text:p>
      <text:p text:style-name="P8"><text:span text:style-name="T5">Kodden just smiled, like most blacksmiths sons Kodden’s muscled figure was something to be envied.</text:span><text:span text:style-name="T3"> </text:span></text:p>
      <text:p text:style-name="P6">“<text:span text:style-name="T1">I thought Victor would be with you?”,The king’s brother said struggling for breath.</text:span></text:p>
      <text:p text:style-name="P6">“<text:span text:style-name="T1">He would, but he was urgently called away, and besides he wasn’t needed here”, said Jarik.</text:span></text:p>
      <text:p text:style-name="P6">“<text:span text:style-name="T1">Not for us anyway”, snickered Lowen.</text:span></text:p>
      <text:p text:style-name="P6">“<text:span text:style-name="T1">Is the king sick, can Victor help him?” asked the king’s brother.</text:span></text:p>
      <text:p text:style-name="P6">“<text:span text:style-name="T1">The king is fine other than those dreams and those blasted tests he keeps giving us,”  The man’s face softened visibly, as Jarik continued to reassure him.  “My wife is having our first son and the time came a little earlier than we thought, so naturally I asked that Victor attend to her at home.”</text:span></text:p>
      <text:p text:style-name="P6"><text:soft-page-break/>“<text:span text:style-name="T1">Well look who's been busy,” laughed Lowen, “I guess now we know who ... wait how do you know it’s a boy?”</text:span></text:p>
      <text:p text:style-name="P13">“<text:span text:style-name="T1">I just have a feeling”, smiled Jarik </text:span></text:p>
      <text:p text:style-name="P13">“<text:span text:style-name="T1">I don’t mean to be rude but we better get out of here while we still can” said Cray</text:span></text:p>
      <text:p text:style-name="P6">“<text:span text:style-name="T1">Sounds good to me!” they chorused.</text:span></text:p>
      <text:p text:style-name="P10"/>
      <text:p text:style-name="P7">…</text:p>
      <text:p text:style-name="P10"/>
      <text:p text:style-name="P12">Jarik itched to get home to his family but his duty required him to first report to the king.  All the others except Cray had departed saying that this particular task lay with him.  Cray only attended because according to protocol there needed to be a second witness of the overall success of the mission.  This wouldn’t have been necessary if the king's brother had agreed to accompany Cray but he had insisted with the following words:</text:p>
      <text:p text:style-name="P13">“<text:span text:style-name="T1">I have been held prisoner for almost a week and my family needs to know that i’m still alive...  Oh and I would appreciate it if you wouldn’t let the king know the exact nature of my kidnapping?”</text:span></text:p>
      <text:p text:style-name="P12">By exact nature he meant that he had been found drunk on the street by some fools who thought they could get a good ransom for him.  They had brought him to an abandoned outpost some fifteen miles off and sent back word demanding payment, which they got in the form of Jarik’s team being sent in. </text:p>
      <text:p text:style-name="P17"/>
      <text:p text:style-name="P15"><text:soft-page-break/><text:span text:style-name="T5">When they finally reached the King’s wing of the castle the steward kindly informed them that they would need to wait for the king to finish “Urgent and important business”.   Jarik huffed as he sat and his leg started tapping the floor trying to be patient while thinking about his wife at home.  </text:span><text:span text:style-name="T9">Why hasn’t Victor contacted me yet, I need to know if everything is alright</text:span><text:span text:style-name="T5">.  The door opened and a tall woman with ruffled gray hair and worn but tidy clothes glided out.  Their eyes met and she smiled as she kept on walking down the hall.  His narrowed eyes followed her down the hall as she went.</text:span></text:p>
      <text:p text:style-name="P13">“<text:span text:style-name="T1">Ah Jarik, everything went well I hope?” King Devon said standing in the door with a smile.  </text:span></text:p>
      <text:p text:style-name="P12">After a few moments with no reply from Jarik, Cray spoke up, “Yes quite, your majesty.  The mission couldn’t have gone better ... and you are looking well your majesty.”</text:p>
      <text:p text:style-name="P13">“<text:span text:style-name="T1">Yes very well I’m glad things went well but please come in, we have important matters to discuss.” The king said gesturing through the door.  “And make sure we are not disturbed!” the king said to the steward.</text:span></text:p>
      <text:p text:style-name="P3">Jarik snapped out of his thoughts started, “About your brother sire, he -”</text:p>
      <text:p text:style-name="P6">“<text:span text:style-name="T1">Oh never mind about my brother, we have bigger things to discuss”, said Devon.</text:span></text:p>
      <text:p text:style-name="P6">“<text:span text:style-name="T1">What kind of-” started Cray.</text:span></text:p>
      <text:p text:style-name="P6">‘<text:span text:style-name="T1">Oh never mind, just sit down in the corner and keep quite while the grownups talk.” the King spat at Cray as he closed the door.</text:span></text:p>
      <text:p text:style-name="P3">Cray hesitantly walked to the indicated corner and sat in a cushioned seat, face going red and fists clenching.  He was older than Jarik by almost three years, and of noble birth <text:soft-page-break/>unlike Jarik whose pedigree was unknown.  He sat seething as he wondered how it was that Jarik found favor in the sight of the King while he was still being cast aside.  </text:p>
      <text:p text:style-name="P10"/>
      <text:p text:style-name="P3">Taken aback Jarik replied, “Well that was certainly unexpected, you sounded so urgent when you sent us on this mission?”</text:p>
      <text:p text:style-name="P6">“<text:span text:style-name="T1">Yes but things have happened, I now know things that need to be done immediately if this kingdom is going to last”  The smile slowly fell from the king’s lips and his eyes fell for a few moments.  “I need you to do something for me Jarik, you have never let me down before, and I know I can trust you with this.”  </text:span></text:p>
      <text:p text:style-name="P3">There was a questioning looking in King Devon’s eyes that Jarik didn’t like.</text:p>
      <text:p text:style-name="P6">“<text:span text:style-name="T1">What is going on my Lord?”</text:span></text:p>
      <text:p text:style-name="P6">“<text:span text:style-name="T1">Those dreams I have been having finally make sense.  That woman who you saw leave just now, she was able to interpret them for me.”</text:span></text:p>
      <text:p text:style-name="P3">Jarik’s eyebrows rose in recognition as he recalled the woman as the soothsayer from the small hut just north of the castle.</text:p>
      <text:p text:style-name="P6">“<text:span text:style-name="T1">Sire you can’t really believe that she receives this revelation from God as she claims?”</text:span></text:p>
      <text:p text:style-name="P6">“<text:span text:style-name="T1">No Jarik, I believe her, she says that unless we do something that the kingdom will be taken from me.”</text:span></text:p>
      <text:p text:style-name="P8"><text:span text:style-name="T5">Jarik’s eyebrows rose even higher, </text:span><text:span text:style-name="T9">there had been more rebels as evidenced by the capture of the king’s brother but nothing as large as the king made it out to be</text:span><text:span text:style-name="T5">.</text:span></text:p>
      <text:p text:style-name="P10"/>
      <text:p text:style-name="P6">“<text:span text:style-name="T1">You really think that these ruffians and outlaws are going to overflow the kingdom, there were less than twenty men at that last outpost who -”</text:span></text:p>
      <text:p text:style-name="P9"><text:soft-page-break/><text:span text:style-name="T3">“</text:span><text:span text:style-name="T8">I’m not worried about </text:span><text:span text:style-name="T11">them</text:span><text:span text:style-name="T4"> </text:span><text:span text:style-name="T8">Jarik … There are others who could be potentially dangerous if left alive.  That is where you come in.”  The king met Jarik’s eyes and a grim almost wincing smile touched his lips.  “Jarik I need you to go to the infirmary in Weathersfield and kill any child who was born this morning, ensure that parents are compensated for their loss and -”</text:span></text:p>
      <text:p text:style-name="P8"><text:span text:style-name="T5">Thoughts and emotions raced through Jarik’s mind, </text:span><text:span text:style-name="T9">What? How? Is he serious, or is this another test - </text:span></text:p>
      <text:p text:style-name="P3">The king rambled on, “- The soothsayer says that my dreams align with a prophecy about an infant from that province who will grow to overflow a kingdom, blast it! Jarik this is my Kingdom -”</text:p>
      <text:p text:style-name="P5">This has to be a test, the king would never-</text:p>
      <text:p text:style-name="P6">“<text:span text:style-name="T1">- and I have to protect it from anyone or anything that stands in the way of my God given right to rule.”</text:span></text:p>
      <text:p text:style-name="P15"><text:span text:style-name="T5">Silence hung in the room as a thought started to solidify in Jarik’s mind. </text:span><text:span text:style-name="T3"> </text:span><text:span text:style-name="T9">Definitely a test.</text:span><text:span text:style-name="T3">  </text:span></text:p>
      <text:p text:style-name="P12">Jarik finally broke the silence, “I can’t do what you ask, for what you ask is wrong.”  He slowly walked toward the door, pulled it open and walked out as he had done with each of the tests before.</text:p>
      <text:p text:style-name="P13">“<text:span text:style-name="T1">If you won’t, then I will find someone who will,” whispered the King eyes drifting to Cray still sitting flabbergasted in the corner.</text:span></text:p>
      <text:p text:style-name="P17"/>
      <text:p text:style-name="P14">…</text:p>
      <text:p text:style-name="P18"/>
      <text:p text:style-name="P12"><text:soft-page-break/>Jarik closed the door with a sigh and walked from the waiting room, he turned down the hall and almost walked headlong into Victor coming from the opposite direction.</text:p>
      <text:p text:style-name="P13">“<text:span text:style-name="T1">Jarik good to see you, I’m sorry that I took so long getting here … Jarik you ok?”</text:span></text:p>
      <text:p text:style-name="P13">“<text:span text:style-name="T1">I’m fine Victor, I am just tired, and the King is making bizarre requests again.”</text:span></text:p>
      <text:p text:style-name="P13">“<text:span text:style-name="T1">Ha!  Another test then?”</text:span></text:p>
      <text:p text:style-name="P13">“<text:span text:style-name="T1">Yeah but sometimes I can’t tell whether or not he’s being serious.”</text:span></text:p>
      <text:p text:style-name="P12">A short silence hung between them before Victor responded with a smile, “I know what you mean, but that’s why the King trusts you so much.   That’s how he knows you won’t go bad.”</text:p>
      <text:p text:style-name="P13">“<text:span text:style-name="T1">I know, but this time it was scary, it wasn’t steal money, or burn warehouses, or even assassinate politicians.  This time he wanted me to kill innocent babies,” he sighed and heard the distant guards pacing out their rounds as he continued to walk, “how are my wife and child anyway?”</text:span></text:p>
      <text:p text:style-name="P16"><text:span text:style-name="T3">“</text:span><text:span text:style-name="T8">Your </text:span><text:span text:style-name="T11">SON</text:span><text:span text:style-name="T4"> </text:span><text:span text:style-name="T8">is doing very well, along with your wife… I am glad that I was there though,” the doctor said as he his eyes light up with pride, “there were a few, uh...  complications that could have posed a problem for your town physician”.</text:span></text:p>
      <text:p text:style-name="P15"><text:span text:style-name="T5">Jarik smiled as they made their way down a set of spiral stairs, </text:span><text:span text:style-name="T9">I knew it was a boy.  </text:span></text:p>
      <text:p text:style-name="P13">“<text:span text:style-name="T1">That’s why I sent you to the house rather than sending her to the infirmary in Eston, the doctors there don’t know what they’re doing.”</text:span></text:p>
      <text:p text:style-name="P13">“<text:span text:style-name="T1">They certainly don’t,” laughed Victor, “Nor would they have had the equipment that we needed, that’s why we had to take her to the infirmary in Weathersfield.”</text:span></text:p>
      <text:p text:style-name="P12"><text:soft-page-break/>Time seemed to stop as Jarik spun around and locked eyes with the older man and the smile disappeared from Victor’s face, “Something wrong?” </text:p>
      <text:p text:style-name="P13">“<text:span text:style-name="T1">Did you say... Weathersfield?”</text:span></text:p>
      <text:p text:style-name="P15"><text:span text:style-name="T5">The sound of heavy footsteps and jingling armor echoed from above.  The blood drained from Jarik’s face.  </text:span><text:span text:style-name="T9">That was no test.</text:span><text:span text:style-name="T3">  </text:span></text:p>
      <text:p text:style-name="P13">“<text:span text:style-name="T1">Victor! take my family to my brother Tom’s farm in Eston!”</text:span></text:p>
      <text:p text:style-name="P13">“<text:span text:style-name="T1">Jarik, what is going- “</text:span></text:p>
      <text:p text:style-name="P13">“<text:span text:style-name="T1">Just Go now!”</text:span></text:p>
      <text:p text:style-name="P12">Victor bolted down the remaining steps and grabbed the reins of his prized horse from the hitching post as the stable boy bounded backward from the rearing horse.  In an instant Victor was on his hose and away at a gallop.</text:p>
      <text:p text:style-name="P8"><text:span text:style-name="T5">Jarik noticed through the doorway that a contingent of mounted soldiers were already making their way through the portcullis.  </text:span><text:span text:style-name="T9">Victor will make it, </text:span><text:span text:style-name="T5">He thought with confidence.</text:span><text:span text:style-name="T3">   </text:span><text:span text:style-name="T5">The footsteps were drawing nearer but, he noted with satisfaction that Victor was already gaining on them and would soon overtake them.  His attention was diverted however as the footfalls stopped behind him and Cray stood ready and spoke:</text:span></text:p>
      <text:p text:style-name="P6">“<text:span text:style-name="T1">Jarik Swiften, you are under arrest for insubordination and treason”.</text:span></text:p>
      <text:p text:style-name="P9"/>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20:40:16.305169522</meta:creation-date>
    <dc:date>2016-11-30T21:24:46.997091566</dc:date>
    <meta:editing-duration>PT5M15S</meta:editing-duration>
    <meta:editing-cycles>2</meta:editing-cycles>
    <meta:generator>LibreOffice/5.1.5.2$Linux_X86_64 LibreOffice_project/10$Build-2</meta:generator>
    <meta:document-statistic meta:table-count="0" meta:image-count="0" meta:object-count="0" meta:page-count="11" meta:paragraph-count="98" meta:word-count="2724" meta:character-count="14786" meta:non-whitespace-character-count="12057"/>
  </office:meta>
</office:document-meta>
</file>